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1.976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7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3.5cm" svg:x="9.3cm" svg:y="2.8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1cm" svg:height="1.2cm" svg:x="7cm" svg:y="7.1cm">
          <text:p text:style-name="P1">DNS Check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1cm" svg:height="1.2cm" svg:x="7cm" svg:y="9cm">
          <text:p text:style-name="P1">DHCP Check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cm" svg:height="3.5cm" svg:x="14.4cm" svg:y="12.1cm">
          <text:p text:style-name="P1">http_input_ch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cm" svg:height="3.5cm" svg:x="4.6cm" svg:y="12.1cm">
          <text:p text:style-name="P1">ssh_input_ch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8.1cm" svg:height="1.2cm" svg:x="2.3cm" svg:y="17.3cm">
          <text:p text:style-name="P1">SSH Input Checks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8.1cm" svg:height="1.2cm" svg:x="12.1cm" svg:y="17.2cm">
          <text:p text:style-name="P1">HTTP Input Check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05cm" svg:y1="6.3cm" svg:x2="11.05cm" svg:y2="7.1cm" draw:start-shape="id1" draw:start-glue-point="8" draw:end-shape="id2" draw:end-glue-point="0" svg:d="M11050 6300v800" svg:viewBox="0 0 1 801">
          <text:p/>
        </draw:connector>
        <draw:connector draw:style-name="gr3" draw:text-style-name="P2" draw:layer="layout" svg:x1="11.05cm" svg:y1="8.3cm" svg:x2="11.05cm" svg:y2="9cm" draw:start-shape="id2" draw:start-glue-point="2" draw:end-shape="id3" draw:end-glue-point="0" svg:d="M11050 8300v700" svg:viewBox="0 0 1 701">
          <text:p/>
        </draw:connector>
        <draw:connector draw:style-name="gr3" draw:text-style-name="P2" draw:layer="layout" svg:x1="11.05cm" svg:y1="10.2cm" svg:x2="6.35cm" svg:y2="12.1cm" draw:start-shape="id3" draw:start-glue-point="2" draw:end-shape="id4" draw:end-glue-point="4" svg:d="M11050 10200v950h-4700v950" svg:viewBox="0 0 4701 1901">
          <text:p/>
        </draw:connector>
        <draw:connector draw:style-name="gr3" draw:text-style-name="P2" draw:layer="layout" svg:x1="11.05cm" svg:y1="10.2cm" svg:x2="16.15cm" svg:y2="12.1cm" draw:start-shape="id3" draw:start-glue-point="2" draw:end-shape="id5" svg:d="M11050 10200v950h5100v950" svg:viewBox="0 0 5101 1901">
          <text:p/>
        </draw:connector>
        <draw:connector draw:style-name="gr3" draw:text-style-name="P2" draw:layer="layout" svg:x1="6.35cm" svg:y1="15.6cm" svg:x2="6.35cm" svg:y2="17.3cm" draw:start-shape="id4" draw:start-glue-point="8" draw:end-shape="id6" draw:end-glue-point="0" svg:d="M6350 15600v1700" svg:viewBox="0 0 1 1701">
          <text:p/>
        </draw:connector>
        <draw:connector draw:style-name="gr3" draw:text-style-name="P2" draw:layer="layout" svg:x1="16.15cm" svg:y1="15.6cm" svg:x2="16.15cm" svg:y2="17.2cm" draw:start-shape="id5" draw:start-glue-point="8" draw:end-shape="id7" draw:end-glue-point="0" svg:d="M16150 15600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01-22T09:54:22.359603364</meta:creation-date>
    <dc:date>2016-01-22T09:59:59.151788745</dc:date>
    <dc:creator>Ben Soer</dc:creator>
    <meta:editing-duration>PT5M36S</meta:editing-duration>
    <meta:editing-cycles>1</meta:editing-cycles>
    <meta:document-statistic meta:object-count="13"/>
    <meta:generator>LibreOffice/4.4.7.2$Linux_X86_64 LibreOffice_project/40$Build-2</meta:generator>
  </office:meta>
</office:document-meta>
</file>